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Таблица1" style:family="table">
      <style:table-properties style:width="17.09cm" table:align="margins" style:writing-mode="lr-tb"/>
    </style:style>
    <style:style style:name="Таблица1.A" style:family="table-column">
      <style:table-column-properties style:column-width="4.272cm" style:rel-column-width="16383*"/>
    </style:style>
    <style:style style:name="Таблица1.D" style:family="table-column">
      <style:table-column-properties style:column-width="4.274cm" style:rel-column-width="16386*"/>
    </style:style>
    <style:style style:name="Таблица1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fo:text-indent="1.251cm" style:auto-text-indent="false" style:page-number="1"/>
      <style:text-properties fo:language="ru" fo:country="RU" officeooo:rsid="001b0027" officeooo:paragraph-rsid="001f7f93"/>
    </style:style>
    <style:style style:name="P2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1b0027" officeooo:paragraph-rsid="001f7f93"/>
    </style:style>
    <style:style style:name="P3" style:family="paragraph" style:parent-style-name="Standard">
      <style:paragraph-properties fo:text-align="center" style:justify-single-word="false" fo:text-indent="1.251cm" style:auto-text-indent="false"/>
      <style:text-properties fo:language="ru" fo:country="RU" officeooo:rsid="000c750e" officeooo:paragraph-rsid="001f7f93"/>
    </style:style>
    <style:style style:name="P4" style:family="paragraph" style:parent-style-name="Standard">
      <style:paragraph-properties fo:text-align="center" style:justify-single-word="false" fo:text-indent="1.251cm" style:auto-text-indent="false"/>
    </style:style>
    <style:style style:name="P5" style:family="paragraph" style:parent-style-name="Standard">
      <style:paragraph-properties fo:text-align="center" style:justify-single-word="false" fo:text-indent="1.251cm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end" style:justify-single-word="false" fo:text-indent="1.251cm" style:auto-text-indent="false"/>
      <style:text-properties officeooo:paragraph-rsid="001f7f93"/>
    </style:style>
    <style:style style:name="P7" style:family="paragraph" style:parent-style-name="Standard">
      <style:paragraph-properties fo:text-align="end" style:justify-single-word="false" fo:text-indent="1.251cm" style:auto-text-indent="false"/>
      <style:text-properties officeooo:rsid="002ca9b5" officeooo:paragraph-rsid="002ca9b5"/>
    </style:style>
    <style:style style:name="P8" style:family="paragraph" style:parent-style-name="Standard">
      <style:paragraph-properties fo:text-align="end" style:justify-single-word="false" fo:text-indent="1.251cm" style:auto-text-indent="false"/>
      <style:text-properties fo:language="ru" fo:country="RU" officeooo:rsid="000c750e"/>
    </style:style>
    <style:style style:name="P9" style:family="paragraph" style:parent-style-name="Standard">
      <style:paragraph-properties fo:text-align="end" style:justify-single-word="false" fo:text-indent="1.251cm" style:auto-text-indent="false"/>
      <style:text-properties officeooo:paragraph-rsid="001bcb8d"/>
    </style:style>
    <style:style style:name="P10" style:family="paragraph" style:parent-style-name="Standard">
      <style:paragraph-properties fo:text-align="center" style:justify-single-word="false" fo:text-indent="1.251cm" style:auto-text-indent="false"/>
      <style:text-properties officeooo:paragraph-rsid="000c750e"/>
    </style:style>
    <style:style style:name="P11" style:family="paragraph" style:parent-style-name="Standard">
      <style:paragraph-properties fo:margin-top="0cm" fo:margin-bottom="0.353cm" style:contextual-spacing="false" fo:text-align="center" style:justify-single-word="false" fo:text-indent="1.251cm" style:auto-text-indent="false" fo:break-before="page"/>
    </style:style>
    <style:style style:name="P12" style:family="paragraph" style:parent-style-name="Contents_20_1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cm" fo:text-indent="0cm" style:auto-text-indent="false"/>
      <style:text-properties fo:language="ru" fo:country="RU" officeooo:rsid="002521b9" officeooo:paragraph-rsid="002521b9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Times New Roman" fo:language="ru" fo:country="RU" officeooo:rsid="004717f9" officeooo:paragraph-rsid="0055d8ec"/>
    </style:style>
    <style:style style:name="P16" style:family="paragraph" style:parent-style-name="Standard">
      <style:paragraph-properties fo:text-align="justify" style:justify-single-word="false"/>
      <style:text-properties style:font-name="Times New Roman" fo:language="ru" fo:country="RU" officeooo:rsid="004717f9" officeooo:paragraph-rsid="0055d8ec"/>
    </style:style>
    <style:style style:name="P17" style:family="paragraph" style:parent-style-name="Table_20_Contents">
      <style:paragraph-properties fo:text-align="center" style:justify-single-word="false"/>
      <style:text-properties officeooo:rsid="0057358f" officeooo:paragraph-rsid="0057358f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Heading_20_1">
      <style:paragraph-properties fo:margin-top="0cm" fo:margin-bottom="0cm" style:contextual-spacing="false"/>
    </style:style>
    <style:style style:name="P20" style:family="paragraph" style:parent-style-name="Standard">
      <style:paragraph-properties fo:text-align="justify" style:justify-single-word="false"/>
      <style:text-properties style:font-name="Times New Roman" fo:language="ru" fo:country="RU" officeooo:rsid="0058921b" officeooo:paragraph-rsid="0058921b"/>
    </style:style>
    <style:style style:name="P21" style:family="paragraph" style:parent-style-name="Standard">
      <style:paragraph-properties fo:text-align="justify" style:justify-single-word="false"/>
      <style:text-properties style:font-name="Times New Roman" fo:language="en" fo:country="US" officeooo:rsid="0058921b" officeooo:paragraph-rsid="0058921b"/>
    </style:style>
    <style:style style:name="P22" style:family="paragraph" style:parent-style-name="Standard">
      <style:text-properties fo:language="ru" fo:country="RU" officeooo:rsid="0058921b" officeooo:paragraph-rsid="0058921b"/>
    </style:style>
    <style:style style:name="P23" style:family="paragraph" style:parent-style-name="Standard">
      <style:text-properties fo:language="ru" fo:country="RU" officeooo:rsid="0059479b" officeooo:paragraph-rsid="0059479b"/>
    </style:style>
    <style:style style:name="P24" style:family="paragraph" style:parent-style-name="Standard">
      <style:text-properties fo:language="en" fo:country="US" officeooo:rsid="0058921b" officeooo:paragraph-rsid="0058921b"/>
    </style:style>
    <style:style style:name="P25" style:family="paragraph" style:parent-style-name="Standard" style:list-style-name="L2">
      <style:text-properties fo:language="ru" fo:country="RU" officeooo:rsid="00599743" officeooo:paragraph-rsid="00599743"/>
    </style:style>
    <style:style style:name="P26" style:family="paragraph" style:parent-style-name="Standard" style:list-style-name="L2">
      <style:text-properties fo:language="ru" fo:country="RU" officeooo:rsid="005c58f5" officeooo:paragraph-rsid="005c58f5"/>
    </style:style>
    <style:style style:name="P27" style:family="paragraph" style:parent-style-name="Standard">
      <style:text-properties fo:language="ru" fo:country="RU" officeooo:rsid="005d1d17" officeooo:paragraph-rsid="005d1d17"/>
    </style:style>
    <style:style style:name="T1" style:family="text">
      <style:text-properties officeooo:rsid="00264d6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5d8ec" style:font-weight-asian="bold" style:font-weight-complex="bold"/>
    </style:style>
    <style:style style:name="T4" style:family="text">
      <style:text-properties officeooo:rsid="0055d8ec"/>
    </style:style>
    <style:style style:name="T5" style:family="text">
      <style:text-properties officeooo:rsid="000c750e"/>
    </style:style>
    <style:style style:name="T6" style:family="text">
      <style:text-properties fo:language="ru" fo:country="RU" officeooo:rsid="00287433"/>
    </style:style>
    <style:style style:name="T7" style:family="text">
      <style:text-properties fo:language="ru" fo:country="RU" officeooo:rsid="001bcb8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c750e"/>
    </style:style>
    <style:style style:name="T10" style:family="text">
      <style:text-properties fo:language="en" fo:country="US"/>
    </style:style>
    <style:style style:name="T11" style:family="text">
      <style:text-properties fo:language="ru" fo:country="RU" officeooo:rsid="0059479b"/>
    </style:style>
    <style:style style:name="T12" style:family="text">
      <style:text-properties officeooo:rsid="005c58f5"/>
    </style:style>
    <style:style style:name="T13" style:family="text">
      <style:text-properties officeooo:rsid="005d1d17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Федеральное государственное автономное образовательное учреждение высшего образования</text:span> «Национальный Исследовательский Университет ИТМО»</text:p>
      <text:p text:style-name="P2"/>
      <text:p text:style-name="P3">Факультет Программной инженерии и Компьютерной техники</text:p>
      <text:p text:style-name="P4"/>
      <text:p text:style-name="P4"><text:line-break/><text:line-break/><text:span text:style-name="T2">Лабораторная работа №</text:span><text:span text:style-name="T3">4</text:span></text:p>
      <text:p text:style-name="P5">Синтез помехоустойчивого кода </text:p>
      <text:p text:style-name="P5">Вариант № <text:span text:style-name="T4">127</text:span></text:p>
      <text:p text:style-name="P6"><text:line-break/></text:p>
      <text:p text:style-name="P7"/>
      <text:p text:style-name="P6"/>
      <text:p text:style-name="P6"/>
      <text:p text:style-name="P6"><text:line-break/>Выполнил: студент гр. <text:span text:style-name="T5">P3109</text:span></text:p>
      <text:p text:style-name="P8">Сиромашенко Владислав Романович</text:p>
      <text:p text:style-name="P9"><text:line-break/>Пр<text:span text:style-name="T6">оверила</text:span>: </text:p>
      <text:p text:style-name="P9"><text:span text:style-name="T7">Малышева Татьяна Алексеевна</text:span><text:line-break/></text:p>
      <text:p text:style-name="P10"/>
      <text:p text:style-name="P10"><text:line-break/><text:span text:style-name="T8"> </text:span><text:span text:style-name="T9">Санкт-Петербург </text:span>2025</text:p>
      <text:p text:style-name="P11"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906_1816761508" office:name="Задание" text:style-name="Index_20_Link" text:visited-style-name="Index_20_Link">Задание<text:tab/>3</text:a></text:p>
        </text:index-body>
      </text:table-of-content>
      <text:p text:style-name="P13"/>
      <text:h text:style-name="P14" text:outline-level="1"><text:bookmark-start text:name="__RefHeading___Toc906_1816761508"/>Задание<text:bookmark-end text:name="__RefHeading___Toc906_1816761508"/></text:h>
      <text:list text:style-name="L1">
        <text:list-item>
          <text:p text:style-name="P15">Определить номер варианта как остаток деления на 132 своего идентификационного номера в ISU: например, 125598 / 132 = 16. В случае, если в обоих указанных днях недели нет занятий, то увеличить номер варианта на восемь. В случае, если занятий нет и в новом наборе дней, то продолжать увеличивать на восемь. </text:p>
        </text:list-item>
        <text:list-item>
          <text:p text:style-name="P15">Изучить форму Бэкуса-Наура.</text:p>
        </text:list-item>
        <text:list-item>
          <text:p text:style-name="P15">Изучить основные принципы организации формальных грамматик.</text:p>
        </text:list-item>
        <text:list-item>
          <text:p text:style-name="P15">Изучить особенности языков разметки/форматов JSON, RON, HCL, YAML, TOML, INI, XML.</text:p>
        </text:list-item>
        <text:list-item>
          <text:p text:style-name="P15">Понять устройство страницы с расписанием на примере расписания лектора: <text:a xlink:type="simple" xlink:href="https://itmo.ru/ru/schedule/3/125598/raspisanie_zanyatiy.htm" text:style-name="Internet_20_link" text:visited-style-name="Visited_20_Internet_20_Link">https://itmo.ru/ru/schedule/3/125598/raspisanie_zanyatiy.htm</text:a></text:p>
        </text:list-item>
        <text:list-item>
          <text:p text:style-name="P15">Исходя из структуры расписания конкретного дня, сформировать файл с расписанием в формате, указанном в задании в качестве исходного. При этом необходимо, чтобы хотя бы в одной из выбранных дней было не менее двух занятий (можно использовать своё персональное). В случае, если в данный день недели нет таких занятий, то увеличить номер варианта ещё на восемь.</text:p>
        </text:list-item>
        <text:list-item>
          <text:p text:style-name="P15">Обязательное задание (позволяет набрать до 50 процентов от максимального числа баллов БаРС за данную лабораторную). Написать программу на языке Python 3.x или любом другом, которая: • осуществляет парсинг и конвертацию исходного файла в бинарный объект (=десериализацию); • для решения задачи использует формальные грамматики; то есть ваш код должен уметь осуществлять парсинг и конвертацию любых данных, представленных в исходном формате, в данные, представленные в результирующем формате (как с готовыми библиотеками из дополнительного задания №2); • не использовует готовые библиотеки, в том числе регулярные выражения в Python и библиотеки для загрузки файлов.</text:p>
        </text:list-item>
        <text:list-item>
          <text:p text:style-name="P15"><text:soft-page-break/>Дополнительное задание №1 (позволяет набрать +15 процентов от максимального числа баллов БаРС за данную лабораторную). Написать программу на языке Python 3.x или любом другом, которая: 1 • осуществляет парсинг и конвертацию бинароного объекта, полученного в обязательном задании, в новый формат (=сериализацию); • для решения задачи использует формальные грамматики; • не использовует готовые библиотеки, в том числе регулярные выражения в Python и библиотеки для загрузки файлов.</text:p>
        </text:list-item>
        <text:list-item>
          <text:p text:style-name="P15">Дополнительное задание №2 (позволяет набрать +10 процентов от максимального числа баллов БаРС за данную лабораторную). a) Найти готовые библиотеки, осуществляющие аналогичный парсинг и конвертацию файлов (десериализацию и сериализацию). b) Переписать исходный код и код из дополнительного задания №1, применив найденные библиотеки. Регулярные выражения также нельзя использовать. c) Сравнить полученные результаты и объяснить их сходство/различие. Объяснение должно быть отражено в отчёте.</text:p>
        </text:list-item>
        <text:list-item>
          <text:p text:style-name="P15">Дополнительное задание №3 (позволяет набрать +20 процентов от максимального числа баллов БаРС за данную лабораторную). Переписать код из дополнительного задания №1, чтобы серализация происводилась в XML файл.</text:p>
        </text:list-item>
        <text:list-item>
          <text:p text:style-name="P15">Дополнительное задание № 4 (позволяет набрать +5 процентов от максимального числа баллов БаРС за данную лабораторную). a) Используя свою исходную программу из обязательного задания и программы из дополнительных заданий, сравнить стократное время выполнения парсинга + конвертации в цикле. b) Проанализировать полученные результаты и объяснить их сходство/различие. Объяснение должно быть отражено в отчёте.</text:p>
        </text:list-item>
        <text:list-item>
          <text:p text:style-name="P15">Проверить, что все пункты задания выполнены и выполнены верно.</text:p>
        </text:list-item>
        <text:list-item>
          <text:p text:style-name="P15">Написать отчёт о проделанной работе.</text:p>
        </text:list-item>
        <text:list-item>
          <text:p text:style-name="P15">Подготовиться к устным вопросам на защите. </text:p>
        </text:list-item>
      </text:list>
      <text:p text:style-name="P16"/>
      <table:table table:name="Таблица1" table:style-name="Таблица1">
        <table:table-column table:style-name="Таблица1.A" table:number-columns-repeated="3"/>
        <table:table-column table:style-name="Таблица1.D"/>
        <text:soft-page-break/>
        <table:table-row>
          <table:table-cell table:style-name="Таблица1.A1" office:value-type="string">
            <text:p text:style-name="P17">127</text:p>
          </table:table-cell>
          <table:table-cell table:style-name="Таблица1.A1" office:value-type="string">
            <text:p text:style-name="P17">TOML</text:p>
          </table:table-cell>
          <table:table-cell table:style-name="Таблица1.A1" office:value-type="string">
            <text:p text:style-name="P17">YAML</text:p>
          </table:table-cell>
          <table:table-cell table:style-name="Таблица1.A1" office:value-type="string">
            <text:p text:style-name="P18">Понедельник, суббота </text:p>
          </table:table-cell>
        </table:table-row>
      </table:table>
      <text:p text:style-name="P16"/>
      <text:p text:style-name="P16"><draw:frame draw:style-name="fr1" draw:name="Врезка1" text:anchor-type="as-char" draw:z-index="0"><draw:text-box fo:min-height="0.041cm" fo:min-width="0.041cm"><text:h text:style-name="P19" text:outline-level="1">Обязательное задание</text:h></draw:text-box></draw:frame><text:s/></text:p>
      <text:p text:style-name="P20">Исходный файл <text:span text:style-name="T10">TOML:</text:span></text:p>
      <text:p text:style-name="P21"><text:a xlink:type="simple" xlink:href="https://github.com/SiromashenkoVlad/LearningInITMO/blob/main/Информатика/laba4/shedule.toml" text:style-name="Internet_20_link" text:visited-style-name="Visited_20_Internet_20_Link">https://github.com/SiromashenkoVlad/LearningInITMO/blob/main/%D0%98%D0%BD%D1%84%D0%BE%D1%80%D0%BC%D0%B0%D1%82%D0%B8%D0%BA%D0%B0/laba4/shedule.toml</text:a></text:p>
      <text:p text:style-name="P20">Исходный код:</text:p>
      <text:p text:style-name="P20"><text:a xlink:type="simple" xlink:href="https://github.com/SiromashenkoVlad/LearningInITMO/blob/main/Информатика/laba4/decryptor.py" text:style-name="Internet_20_link" text:visited-style-name="Visited_20_Internet_20_Link">https://github.com/SiromashenkoVlad/LearningInITMO/blob/main/%D0%98%D0%BD%D1%84%D0%BE%D1%80%D0%BC%D0%B0%D1%82%D0%B8%D0%BA%D0%B0/laba4/decryptor.py</text:a></text:p>
      <text:h text:style-name="Heading_20_1" text:outline-level="1">Дополнительное задание №1 </text:h>
      <text:p text:style-name="P22">Исходный код:</text:p>
      <text:p text:style-name="P22"><text:a xlink:type="simple" xlink:href="https://github.com/SiromashenkoVlad/LearningInITMO/blob/main/Информатика/laba4/serialization.py" text:style-name="Internet_20_link" text:visited-style-name="Visited_20_Internet_20_Link">https://github.com/SiromashenkoVlad/LearningInITMO/blob/main/%D0%98%D0%BD%D1%84%D0%BE%D1%80%D0%BC%D0%B0%D1%82%D0%B8%D0%BA%D0%B0/laba4/serialization.py</text:a></text:p>
      <text:p text:style-name="P22">Полученный файл:</text:p>
      <text:p text:style-name="P22"><text:a xlink:type="simple" xlink:href="https://github.com/SiromashenkoVlad/LearningInITMO/blob/main/Информатика/laba4/data.yaml" text:style-name="Internet_20_link" text:visited-style-name="Visited_20_Internet_20_Link">https://github.com/SiromashenkoVlad/LearningInITMO/blob/main/%D0%98%D0%BD%D1%84%D0%BE%D1%80%D0%BC%D0%B0%D1%82%D0%B8%D0%BA%D0%B0/laba4/data.yaml</text:a></text:p>
      <text:h text:style-name="Heading_20_1" text:outline-level="1">Дополнительное задание №2 </text:h>
      <text:p text:style-name="P22">Исходный код:</text:p>
      <text:p text:style-name="P22"><text:a xlink:type="simple" xlink:href="https://github.com/SiromashenkoVlad/LearningInITMO/blob/main/Информатика/laba4/additional_task_2/decryptor_with_library.py" text:style-name="Internet_20_link" text:visited-style-name="Visited_20_Internet_20_Link">https://github.com/SiromashenkoVlad/LearningInITMO/blob/main/%D0%98%D0%BD%D1%84%D0%BE%D1%80%D0%BC%D0%B0%D1%82%D0%B8%D0%BA%D0%B0/laba4/additional_task_2/decryptor_with_library.py</text:a></text:p>
      <text:p text:style-name="P22"><text:a xlink:type="simple" xlink:href="https://github.com/SiromashenkoVlad/LearningInITMO/blob/main/Информатика/laba4/additional_task_2/serialization_with_library.py" text:style-name="Internet_20_link" text:visited-style-name="Visited_20_Internet_20_Link"><text:soft-page-break/>https://github.com/SiromashenkoVlad/LearningInITMO/blob/main/%D0%98%D0%BD%D1%84%D0%BE%D1%80%D0%BC%D0%B0%D1%82%D0%B8%D0%BA%D0%B0/laba4/additional_task_2/serialization_with_library.py</text:a></text:p>
      <text:p text:style-name="P23">Результат:</text:p>
      <text:p text:style-name="P23">https://github.com/SiromashenkoVlad/LearningInITMO/blob/main/%D0%98%D0%BD%D1%84%D0%BE%D1%80%D0%BC%D0%B0%D1%82%D0%B8%D0%BA%D0%B0/laba4/additional_task_2/data.yaml</text:p>
      <text:p text:style-name="P24">a) <text:span text:style-name="T8">Использовал стандартные библиотеки </text:span>python<text:span text:style-name="T8">: </text:span>pyyaml, tomlib.</text:p>
      <text:p text:style-name="P24">b-c) <text:span text:style-name="T11">Файл результата отсортирован лексикографически, больше отличий не обнаружено. Код программы стал значительно проще: состоит из функции, в которой несколько строк.</text:span></text:p>
      <text:h text:style-name="Heading_20_1" text:outline-level="1">Дополнительное задание №3 </text:h>
      <text:p text:style-name="P23">Код программы: </text:p>
      <text:p text:style-name="P23"><text:a xlink:type="simple" xlink:href="https://github.com/SiromashenkoVlad/LearningInITMO/blob/main/Информатика/laba4/additional_task_3.py" text:style-name="Internet_20_link" text:visited-style-name="Visited_20_Internet_20_Link">https://github.com/SiromashenkoVlad/LearningInITMO/blob/main/%D0%98%D0%BD%D1%84%D0%BE%D1%80%D0%BC%D0%B0%D1%82%D0%B8%D0%BA%D0%B0/laba4/additional_task_3.py</text:a></text:p>
      <text:p text:style-name="P23">Результат:</text:p>
      <text:p text:style-name="P23"><text:a xlink:type="simple" xlink:href="https://github.com/SiromashenkoVlad/LearningInITMO/blob/main/Информатика/laba4/res.xml" text:style-name="Internet_20_link" text:visited-style-name="Visited_20_Internet_20_Link">https://github.com/SiromashenkoVlad/LearningInITMO/blob/main/%D0%98%D0%BD%D1%84%D0%BE%D1%80%D0%BC%D0%B0%D1%82%D0%B8%D0%BA%D0%B0/laba4/res.xml</text:a></text:p>
      <text:h text:style-name="Heading_20_1" text:outline-level="1">Дополнительное задание № 4 </text:h>
      <text:list text:style-name="L2">
        <text:list-item>
          <text:p text:style-name="P25">Время работы для обязательного задания:</text:p>
          <text:p text:style-name="P25">0.03568243980407715 <text:span text:style-name="T12">секунды</text:span></text:p>
        </text:list-item>
        <text:list-item>
          <text:p text:style-name="P26">Время работы Дополнительного задания №1:</text:p>
          <text:p text:style-name="P26"><text:s/>0.0584721565246582 секунды</text:p>
        </text:list-item>
        <text:list-item>
          <text:p text:style-name="P26">Время работы Дополнительного задания №2:</text:p>
          <text:p text:style-name="P26"><text:soft-page-break/>0.08984804153442383 секунды — время десериализации</text:p>
          <text:p text:style-name="P26">0.42764949798583984 секунды — время сериализации</text:p>
        </text:list-item>
        <text:list-item>
          <text:p text:style-name="P26">Время работы Дополнительного задания №3:</text:p>
          <text:p text:style-name="P26">0.07723736763000488 <text:span text:style-name="T13">секунды</text:span></text:p>
        </text:list-item>
      </text:list>
      <text:p text:style-name="P27">В разы дольше работает десериализация и сериализация из библиотек. Возможно, из-за того, что в готовых библиотеках более глубокая система проверок на ошибки, также возможны более сложные структуры данных.</text:p>
      <text:list text:continue-numbering="true" text:style-name="L2">
        <text:list-header>
          <text:p text:style-name="P26"/>
          <text:p text:style-name="P25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df4c9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5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python-docx</meta:initial-creator>
    <dc:description>generated by python-docx</dc:description>
    <meta:editing-cycles>32</meta:editing-cycles>
    <meta:creation-date>2013-12-23T23:15:00</meta:creation-date>
    <dc:date>2025-11-29T00:05:37.043271100</dc:date>
    <meta:editing-duration>P1DT6H15M2S</meta:editing-duration>
    <meta:generator>LibreOffice/25.8.3.1$Windows_X86_64 LibreOffice_project/52ad9dd1c984050a9fb6932dbfb16e86a49e9758</meta:generator>
    <meta:document-statistic meta:table-count="1" meta:image-count="0" meta:object-count="0" meta:page-count="7" meta:paragraph-count="68" meta:word-count="645" meta:character-count="6234" meta:non-whitespace-character-count="5651"/>
    <meta:user-defined meta:name="AppVersion">14.0000</meta:user-defined>
    <meta:template xlink:type="simple" xlink:actuate="onRequest" xlink:title="Normal.dotm" xlink:href=""/>
  </office:meta>
</office:document-meta>
</file>